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0.1181in" table:align="margins"/>
    </style:style>
    <style:style style:name="Table1.A" style:family="table-column">
      <style:table-column-properties style:column-width="0.9194in" style:rel-column-width="5956*"/>
    </style:style>
    <style:style style:name="Table1.B" style:family="table-column">
      <style:table-column-properties style:column-width="2.2708in" style:rel-column-width="14707*"/>
    </style:style>
    <style:style style:name="Table1.C" style:family="table-column">
      <style:table-column-properties style:column-width="2.8208in" style:rel-column-width="18270*"/>
    </style:style>
    <style:style style:name="Table1.D" style:family="table-column">
      <style:table-column-properties style:column-width="2.9854in" style:rel-column-width="19338*"/>
    </style:style>
    <style:style style:name="Table1.E" style:family="table-column">
      <style:table-column-properties style:column-width="1.1215in" style:rel-column-width="7264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E1" style:family="table-cell">
      <style:table-cell-properties fo:padding="0.0382in" fo:border="0.0007in solid #000000"/>
    </style:style>
    <style:style style:name="Table1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none" fo:border-top="none" fo:border-bottom="0.0007in solid #000000"/>
    </style:style>
    <style:style style:name="Table1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10.1181in" fo:margin-left="0in" fo:margin-right="0in" table:align="margins"/>
    </style:style>
    <style:style style:name="Table3.A" style:family="table-column">
      <style:table-column-properties style:column-width="0.5069in" style:rel-column-width="3283*"/>
    </style:style>
    <style:style style:name="Table3.B" style:family="table-column">
      <style:table-column-properties style:column-width="1.1688in" style:rel-column-width="7570*"/>
    </style:style>
    <style:style style:name="Table3.C" style:family="table-column">
      <style:table-column-properties style:column-width="1.1417in" style:rel-column-width="7394*"/>
    </style:style>
    <style:style style:name="Table3.D" style:family="table-column">
      <style:table-column-properties style:column-width="0.9417in" style:rel-column-width="6099*"/>
    </style:style>
    <style:style style:name="Table3.E" style:family="table-column">
      <style:table-column-properties style:column-width="0.9875in" style:rel-column-width="6396*"/>
    </style:style>
    <style:style style:name="Table3.F" style:family="table-column">
      <style:table-column-properties style:column-width="0.634in" style:rel-column-width="4106*"/>
    </style:style>
    <style:style style:name="Table3.G" style:family="table-column">
      <style:table-column-properties style:column-width="0.5889in" style:rel-column-width="3814*"/>
    </style:style>
    <style:style style:name="Table3.H" style:family="table-column">
      <style:table-column-properties style:column-width="1.1229in" style:rel-column-width="7273*"/>
    </style:style>
    <style:style style:name="Table3.I" style:family="table-column">
      <style:table-column-properties style:column-width="0.5528in" style:rel-column-width="3580*"/>
    </style:style>
    <style:style style:name="Table3.J" style:family="table-column">
      <style:table-column-properties style:column-width="0.3708in" style:rel-column-width="2401*"/>
    </style:style>
    <style:style style:name="Table3.K" style:family="table-column">
      <style:table-column-properties style:column-width="0.6438in" style:rel-column-width="4169*"/>
    </style:style>
    <style:style style:name="Table3.L" style:family="table-column">
      <style:table-column-properties style:column-width="0.2896in" style:rel-column-width="1875*"/>
    </style:style>
    <style:style style:name="Table3.M" style:family="table-column">
      <style:table-column-properties style:column-width="0.4438in" style:rel-column-width="2874*"/>
    </style:style>
    <style:style style:name="Table3.N" style:family="table-column">
      <style:table-column-properties style:column-width="0.4347in" style:rel-column-width="2815*"/>
    </style:style>
    <style:style style:name="Table3.O" style:family="table-column">
      <style:table-column-properties style:column-width="0.291in" style:rel-column-width="1886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O1" style:family="table-cell">
      <style:table-cell-properties fo:padding="0.0382in" fo:border="0.0007in solid #000000"/>
    </style:style>
    <style:style style:name="Table3.2" style:family="table-row">
      <style:table-row-properties style:min-row-height="0.1382in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L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3.O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.8" style:family="table-row">
      <style:table-row-properties style:min-row-height="0.0083in"/>
    </style:style>
    <style:style style:name="Table3.9" style:family="table-row">
      <style:table-row-properties style:min-row-height="0.2688in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hapter information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Standard">Cidx</text:p>
          </table:table-cell>
          <table:table-cell table:style-name="Table1.A1" office:value-type="string">
            <text:p text:style-name="Standard">Section</text:p>
          </table:table-cell>
          <table:table-cell table:style-name="Table1.A1" office:value-type="string">
            <text:p text:style-name="Standard">Chapter</text:p>
          </table:table-cell>
          <table:table-cell table:style-name="Table1.A1" office:value-type="string">
            <text:p text:style-name="Standard">CShort</text:p>
          </table:table-cell>
          <table:table-cell table:style-name="Table1.E1" office:value-type="string">
            <text:p text:style-name="Standard"/>
          </table:table-cell>
        </table:table-row>
        <table:table-row>
          <table:table-cell table:style-name="Table1.A2" table:number-rows-spanned="2" office:value-type="float" office:value="62">
            <text:p text:style-name="CI-T-Cidx">62</text:p>
          </table:table-cell>
          <table:table-cell table:style-name="Table1.B2" office:value-type="string">
            <text:p text:style-name="CI-T-Sname">Chest, Lungs, Heart</text:p>
          </table:table-cell>
          <table:table-cell table:style-name="Table1.B2" office:value-type="string">
            <text:p text:style-name="CI-T-Cname">AXILLAE</text:p>
          </table:table-cell>
          <table:table-cell table:style-name="Table1.B2" office:value-type="string">
            <text:p text:style-name="CI-T-Cshort"/>
          </table:table-cell>
          <table:table-cell table:style-name="Table1.E2" office:value-type="string">
            <text:p text:style-name="Standard"/>
          </table:table-cell>
        </table:table-row>
        <table:table-row>
          <table:covered-table-cell/>
          <table:table-cell table:style-name="Table1.B2" office:value-type="string">
            <text:p text:style-name="Standard"/>
          </table:table-cell>
          <table:table-cell table:style-name="Table1.B2" office:value-type="string">
            <text:p text:style-name="Standard"/>
          </table:table-cell>
          <table:table-cell table:style-name="Table1.B2" office:value-type="string">
            <text:p text:style-name="Standard"/>
          </table:table-cell>
          <table:table-cell table:style-name="Table1.E2" office:value-type="string">
            <text:p text:style-name="Standard"/>
          </table:table-cell>
        </table:table-row>
      </table:table>
      <text:p text:style-name="Standard"/>
      <text:p text:style-name="Standard">AXILLAE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column table:style-name="Table3.K"/>
        <table:table-column table:style-name="Table3.L"/>
        <table:table-column table:style-name="Table3.M"/>
        <table:table-column table:style-name="Table3.N"/>
        <table:table-column table:style-name="Table3.O"/>
        <table:table-row>
          <table:table-cell table:style-name="Table3.A1" office:value-type="string">
            <text:p text:style-name="SK-Standard">Ridx*</text:p>
          </table:table-cell>
          <table:table-cell table:style-name="Table3.A1" office:value-type="string">
            <text:p text:style-name="SK-Standard">Level 2 </text:p>
          </table:table-cell>
          <table:table-cell table:style-name="Table3.A1" office:value-type="string">
            <text:p text:style-name="SK-Standard">Level 3</text:p>
          </table:table-cell>
          <table:table-cell table:style-name="Table3.A1" office:value-type="string">
            <text:p text:style-name="SK-Standard">Level 4 </text:p>
          </table:table-cell>
          <table:table-cell table:style-name="Table3.A1" office:value-type="string">
            <text:p text:style-name="SK-Standard">Level 5 </text:p>
          </table:table-cell>
          <table:table-cell table:style-name="Table3.A1" office:value-type="string">
            <text:p text:style-name="SK-Standard">see</text:p>
          </table:table-cell>
          <table:table-cell table:style-name="Table3.A1" office:value-type="string">
            <text:p text:style-name="SK-Standard">rep-ref (SRT)</text:p>
          </table:table-cell>
          <table:table-cell table:style-name="Table3.A1" office:value-type="string">
            <text:p text:style-name="Standard">Comments (whole rubric) </text:p>
          </table:table-cell>
          <table:table-cell table:style-name="Table3.A1" office:value-type="string">
            <text:p text:style-name="SK-Standard">compare</text:p>
          </table:table-cell>
          <table:table-cell table:style-name="Table3.A1" office:value-type="string">
            <text:p text:style-name="SK-Standard">rub fn</text:p>
          </table:table-cell>
          <table:table-cell table:style-name="Table3.A1" office:value-type="string">
            <text:p text:style-name="SK-Standard">Remedy </text:p>
          </table:table-cell>
          <table:table-cell table:style-name="Table3.A1" office:value-type="string">
            <text:p text:style-name="SK-Standard">Gr</text:p>
          </table:table-cell>
          <table:table-cell table:style-name="Table3.A1" office:value-type="string">
            <text:p text:style-name="SK-Standard">Constraint</text:p>
          </table:table-cell>
          <table:table-cell table:style-name="Table3.A1" office:value-type="string">
            <text:p text:style-name="SK-Standard">Footenote</text:p>
          </table:table-cell>
          <table:table-cell table:style-name="Table3.O1" office:value-type="string">
            <text:p text:style-name="SK-Standard">added</text:p>
          </table:table-cell>
        </table:table-row>
        <table:table-row table:style-name="Table3.2">
          <table:table-cell table:style-name="Table3.A2" table:number-rows-spanned="14" office:value-type="string">
            <text:p text:style-name="SK-T-L1">62004,2,62004</text:p>
          </table:table-cell>
          <table:table-cell table:style-name="Table3.A2" table:number-rows-spanned="7" office:value-type="string">
            <text:p text:style-name="SK-T-L2"><text:span text:style-name="SK-T-L2-C1">Axillae</text:span>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rb-a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Hep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ep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62006,2,62006</text:p>
          </table:table-cell>
          <table:table-cell table:style-name="Table3.A2" table:number-rows-spanned="3" office:value-type="string">
            <text:p text:style-name="SK-T-L2"><text:span text:style-name="SK-T-L2-C1">eruption in</text:span>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Ly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6200<text:soft-page-break/>8,2,62008</text:p>
          </table:table-cell>
          <table:table-cell table:style-name="Table3.A2" table:number-rows-spanned="3" office:value-type="string">
            <text:p text:style-name="SK-T-L2"><text:span text:style-name="SK-T-L2-C1">excoriatio</text:span><text:soft-page-break/><text:span text:style-name="SK-T-L2-C1">n</text:span>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rb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z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62010,2,62010</text:p>
          </table:table-cell>
          <table:table-cell table:style-name="Table3.A2" office:value-type="string">
            <text:p text:style-name="SK-T-L2"><text:span text:style-name="SK-T-L2-C1">glands</text:span>, engorged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62012,2,62012</text:p>
          </table:table-cell>
          <table:table-cell table:style-name="Table3.A2" office:value-type="string">
            <text:p text:style-name="SK-T-L2"><text:span text:style-name="SK-T-L2-C1">itching</text:span>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Ph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62014,2,62014</text:p>
          </table:table-cell>
          <table:table-cell table:style-name="Table3.A2" table:number-rows-spanned="5" office:value-type="string">
            <text:p text:style-name="SK-T-L2"><text:span text:style-name="SK-T-L2-C1">sweat</text:span>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l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et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1965in" style:writing-mode="page"/>
      <style:text-properties style:use-window-font-color="true" style:font-name="NewsGoth Cn BT" fo:font-size="12pt" fo:language="en" fo:country="US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ewsGoth Cn BT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NewsGoth Cn B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NewsGoth Cn BT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ewsGoth Cn B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K-Standard" style:family="paragraph" style:parent-style-name="Standard"/>
    <style:style style:name="SK-T-L1" style:family="paragraph" style:parent-style-name="SK-Standard" style:auto-update="true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K-T-L2" style:family="paragraph" style:parent-style-name="SK-Standard" style:auto-update="true" style:master-page-name="">
      <style:paragraph-properties style:page-number="auto">
        <style:tab-stops/>
        <style:drop-cap/>
      </style:paragraph-properties>
      <style:text-properties fo:font-variant="normal" fo:text-transform="none" fo:font-weight="normal"/>
    </style:style>
    <style:style style:name="SK-T-L3" style:family="paragraph" style:parent-style-name="SK-Standard" style:auto-update="true"/>
    <style:style style:name="SK-T-L4" style:family="paragraph" style:parent-style-name="SK-Standard" style:auto-update="true"/>
    <style:style style:name="SK-T-L5" style:family="paragraph" style:parent-style-name="SK-Standard" style:auto-update="true"/>
    <style:style style:name="SK-T-See" style:family="paragraph" style:parent-style-name="SK-Standard" style:auto-update="true"/>
    <style:style style:name="SK-T-Ref" style:family="paragraph" style:parent-style-name="SK-Standard" style:auto-update="true"/>
    <style:style style:name="SK-T-Rcomm" style:family="paragraph" style:parent-style-name="SK-Standard" style:auto-update="true"/>
    <style:style style:name="SK-T-Comp" style:family="paragraph" style:parent-style-name="SK-Standard" style:auto-update="true"/>
    <style:style style:name="SK-T-Rubfnote" style:family="paragraph" style:parent-style-name="SK-Standard" style:auto-update="true"/>
    <style:style style:name="SK-T-Rem" style:family="paragraph" style:parent-style-name="SK-Standard" style:auto-update="true"/>
    <style:style style:name="SK-T-Constraint" style:family="paragraph" style:parent-style-name="SK-Standard" style:auto-update="true"/>
    <style:style style:name="CI-T-Cidx" style:family="paragraph" style:parent-style-name="SK-Standard" style:auto-update="true"/>
    <style:style style:name="CI-T-Sname" style:family="paragraph" style:parent-style-name="SK-Standard" style:auto-update="true"/>
    <style:style style:name="CI-T-Cname" style:family="paragraph" style:parent-style-name="SK-Standard" style:auto-update="true"/>
    <style:style style:name="CI-T-Cshort" style:family="paragraph" style:parent-style-name="SK-Standard" style:auto-update="true"/>
    <style:style style:name="SK-T-Remfnote" style:family="paragraph" style:parent-style-name="SK-Standard" style:auto-update="true"/>
    <style:style style:name="SK-T-Constraint-de" style:family="paragraph" style:parent-style-name="SK-Standard" style:auto-update="true"/>
    <style:style style:name="SK-T-L2-de" style:family="paragraph" style:parent-style-name="SK-Standard">
      <style:paragraph-properties fo:background-color="transparent" style:shadow="none">
        <style:tab-stops/>
        <style:background-image/>
      </style:paragraph-properties>
    </style:style>
    <style:style style:name="SK-T-L3-de" style:family="paragraph" style:parent-style-name="SK-Standard" style:auto-update="true"/>
    <style:style style:name="SK-T-L4-de" style:family="paragraph" style:parent-style-name="SK-Standard" style:auto-update="true"/>
    <style:style style:name="SK-T-L5-de" style:family="paragraph" style:parent-style-name="SK-Standard" style:auto-update="true"/>
    <style:style style:name="SK-T-Ref-de" style:family="paragraph" style:parent-style-name="SK-Standard" style:auto-update="true"/>
    <style:style style:name="SK-T-Rcomm-de" style:family="paragraph" style:parent-style-name="SK-Standard" style:auto-update="true"/>
    <style:style style:name="SK-T-Fnote-de" style:family="paragraph" style:parent-style-name="SK-Standard" style:auto-update="true"/>
    <style:style style:name="SK-T-Added" style:family="paragraph" style:parent-style-name="SK-Standard" style:auto-update="true"/>
    <style:style style:name="SK-T-Comp-de" style:family="paragraph" style:parent-style-name="SK-Standard" style:auto-update="true"/>
    <style:style style:name="SK-T-See-de" style:family="paragraph" style:parent-style-name="SK-Standard" style:auto-update="true"/>
    <style:style style:name="SK-T-Grade" style:family="paragraph" style:parent-style-name="SK-Standard" style:auto-update="true">
      <style:paragraph-properties fo:text-align="end" style:justify-single-word="false"/>
    </style:style>
    <style:style style:name="SK-T-Rubfnote-de" style:family="paragraph" style:parent-style-name="SK-Standard" style:auto-update="true"/>
    <style:style style:name="SK-T-Gr1" style:family="text"/>
    <style:style style:name="SK-T-Gr2" style:family="text">
      <style:text-properties fo:color="#000080" fo:font-style="italic" fo:font-weight="normal"/>
    </style:style>
    <style:style style:name="SK-T-Gr3" style:family="text">
      <style:text-properties fo:color="#800000" fo:font-style="normal" fo:font-weight="bold"/>
    </style:style>
    <style:style style:name="SK-T-Gr4" style:family="text">
      <style:text-properties fo:color="#800000" style:text-underline-style="solid" style:text-underline-width="auto" style:text-underline-color="#800000" fo:font-weight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Definition" style:family="text"/>
    <style:style style:name="Drop_20_Caps" style:display-name="Drop Caps" style:family="text"/>
    <style:style style:name="SK-T-L2-C1" style:family="text">
      <style:text-properties fo:text-transform="uppercase" fo:font-weight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5256in" fo:margin-bottom="0.33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$Win32 OpenOffice.org_project/340m1$Build-9590</meta:generator>
    <dc:date>2012-09-16T13:00:46.30</dc:date>
    <meta:editing-duration>PT2M53S</meta:editing-duration>
    <meta:editing-cycles>2</meta:editing-cycles>
    <meta:document-statistic meta:table-count="2" meta:image-count="0" meta:object-count="0" meta:page-count="2" meta:paragraph-count="90" meta:word-count="103" meta:character-count="459"/>
  </office:meta>
</office:document-meta>
</file>